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49bb8" officeooo:paragraph-rsid="00049bb8"/>
    </style:style>
    <style:style style:name="P2" style:family="paragraph" style:parent-style-name="Standard">
      <style:paragraph-properties fo:text-align="justify" style:justify-single-word="false" fo:break-before="page"/>
      <style:text-properties officeooo:rsid="00049bb8" officeooo:paragraph-rsid="00049bb8"/>
    </style:style>
    <style:style style:name="P3" style:family="paragraph" style:parent-style-name="Standard">
      <style:paragraph-properties fo:line-height="150%" fo:text-align="justify" style:justify-single-word="false" style:writing-mode="page"/>
      <style:text-properties officeooo:rsid="00049bb8" officeooo:paragraph-rsid="00049bb8"/>
    </style:style>
    <style:style style:name="P4" style:family="paragraph" style:parent-style-name="Standard">
      <style:paragraph-properties fo:line-height="150%" fo:text-align="justify" style:justify-single-word="false" style:writing-mode="page"/>
      <style:text-properties officeooo:rsid="00049bb8" officeooo:paragraph-rsid="0005d9d8"/>
    </style:style>
    <style:style style:name="P5" style:family="paragraph" style:parent-style-name="Text_20_body">
      <style:paragraph-properties fo:text-align="justify" style:justify-single-word="false"/>
      <style:text-properties officeooo:rsid="00049bb8" officeooo:paragraph-rsid="00049bb8"/>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officeooo:paragraph-rsid="00049bb8"/>
    </style:style>
    <style:style style:name="P8" style:family="paragraph" style:parent-style-name="Text_20_body">
      <style:paragraph-properties fo:text-align="justify" style:justify-single-word="false"/>
      <style:text-properties officeooo:paragraph-rsid="0005d9d8"/>
    </style:style>
    <style:style style:name="P9" style:family="paragraph" style:parent-style-name="Text_20_body">
      <style:paragraph-properties fo:margin-top="0cm" fo:margin-bottom="0cm" loext:contextual-spacing="false" fo:text-align="justify" style:justify-single-word="false"/>
    </style:style>
    <style:style style:name="P10" style:family="paragraph" style:parent-style-name="Text_20_body">
      <style:paragraph-properties fo:margin-left="1.058cm" fo:margin-right="0cm" fo:text-align="justify" style:justify-single-word="false" fo:text-indent="0cm" style:auto-text-indent="false"/>
    </style:style>
    <style:style style:name="P11" style:family="paragraph" style:parent-style-name="Text_20_body">
      <style:paragraph-properties fo:margin-left="1.058cm" fo:margin-right="0cm" fo:text-align="justify" style:justify-single-word="false" fo:text-indent="0cm" style:auto-text-indent="false"/>
      <style:text-properties officeooo:paragraph-rsid="0005d9d8"/>
    </style:style>
    <style:style style:name="P12" style:family="paragraph" style:parent-style-name="Text_20_body">
      <style:paragraph-properties fo:text-align="justify" style:justify-single-word="false" fo:break-before="page"/>
    </style:style>
    <style:style style:name="P13" style:family="paragraph" style:parent-style-name="Text_20_body">
      <style:paragraph-properties fo:text-align="justify" style:justify-single-word="false" fo:break-before="page"/>
      <style:text-properties officeooo:paragraph-rsid="00049bb8"/>
    </style:style>
    <style:style style:name="P14" style:family="paragraph" style:parent-style-name="Text_20_body">
      <style:paragraph-properties fo:text-align="justify" style:justify-single-word="false" fo:break-before="page"/>
      <style:text-properties officeooo:paragraph-rsid="0005d9d8"/>
    </style:style>
    <style:style style:name="T1" style:family="text">
      <style:text-properties officeooo:rsid="00049bb8"/>
    </style:style>
    <style:style style:name="T2" style:family="text">
      <style:text-properties officeooo:rsid="0005d9d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ES GONZALO NAZARENO</text:p>
      <text:p text:style-name="P1">GESTIÓN DE BASES DE DATOS</text:p>
      <text:p text:style-name="P1">PRACTICA ERD 18/19</text:p>
      <text:p text:style-name="P1"/>
      <text:p text:style-name="P5"><text:bookmark text:name="yui_3_17_2_1_1540892473008_54"/>EJERCICIO 1.- SERVICIO MILITAR </text:p>
      <text:p text:style-name="P5"><text:line-break/>El Ministerio de Defensa desea diseñar una Base de Datos para el Ejercito de nuestro país. Los datos significativos a tener en cuenta son:</text:p>
      <text:p text:style-name="P5">• Un soldado se define por su código de soldado (único), su nombre y apellidos, y su graduación.</text:p>
      <text:p text:style-name="P5">• Existen varios cuarteles, cada uno se define por su código de cuartel, nombre y ubicación. <text:line-break/>• Hay que tener en cuenta que existen diferentes Cuerpos del Ejército (Infantería, Artillería,<text:line-break/>Armada, ....), y cada uno se define por un código de Cuerpo y denominación.</text:p>
      <text:p text:style-name="P5">• Los soldados están agrupados en compañías, siendo significativa para cada una de éstas, el número de compañía y la actividad principal que realiza. Hay compañías de especial importancia estratégica, de ellas se almacena el número de soldados cualificados y la fecha de su última intervención.</text:p>
      <text:p text:style-name="P5">• Se desea controlar los servicios que realizan los soldados (guardias, imaginarias, cuarteleros, ...), y se definen por el código de servicio y descripción. Si no realiza adecuadamente un servicio, puede recibir una amonestación o una sanción económica en función de la gravedad de su error.</text:p>
      <text:p text:style-name="P6">Consideraciones de diseño: </text:p>
      <text:p text:style-name="P7">• Un soldado pertenece a un único cuerpo y a una única compañía, durante todo el servicio militar. A una compañía pueden pertenecer soldados de diferentes cuerpos, no habiendo relación directa entre compañías y cuerpos.</text:p>
      <text:p text:style-name="P7">• Los soldados de una misma compañía pueden estar destinados en diferentes cuarteles, es decir, una compañía puede estar ubicada en varios cuarteles, y en un cuartel puede haber varias compañías. Eso si, un soldado sólo esta en un cuartel.</text:p>
      <text:p text:style-name="P7">• Un soldado realiza varios servicios como parte de su trabajo. Un mismo servicio puede ser realizado por más de un soldado (con independencia de la compañía), siendo significativa la fecha de realización. </text:p>
      <text:p text:style-name="P7"><text:line-break/></text:p>
      <text:p text:style-name="P13">EJERCICIO 2.- GESTIÓN DE TRABAJOS DE FIN DE CARRERA. </text:p>
      <text:p text:style-name="P7"><text:line-break/>Una Escuela de Informática quiere generar un sistema para tener controlado en una base de datos todo lo referente a los Trabajos Fin de Carrera: alumnos que los realizan, profesores que los dirigen, temas de los que tratan y tribunales que los corrigen. Por tanto, es de interés: <text:line-break/><text:line-break/>• Que los alumnos se definan por su número de matrícula, DNI y nombre. Un alumno puede realizar hasta cuatro T.F.C. diferentes, aunque lo habitual es que el primero ya tenga calificación positiva.<text:line-break/><text:line-break/>• Que los T.F.C. se definen por su tema, por un número de orden y por la fecha de comienzo. Un T.F.C. determinado puede ser realizado por varios alumnos <text:span text:style-name="T2">si se considera como proyecto de especial dificultad por el profesor que dirige el proyecto</text:span>.</text:p>
      <text:p text:style-name="P7"><text:line-break/>• Que un profesor se define por su DNI, nombre y domicilio; y puesto que los T.F.C. son del área en el que trabaja, interesa conocer el T.F.C. que dirige <text:span text:style-name="T1">y</text:span> a qué alumno <text:span text:style-name="T2">o alumnos</text:span> se lo dirige. <text:line-break/><text:line-break/>• Que un Tribunal está formado por varios profesores y los profesores pueden formar parte de varios tribunales. Por otra parte, sí es de interés para el tribunal conocer qué alumno es el que se presenta, con qué T.F.C. y en qué fecha lo ha defendido. El tribunal se define por un número de tribunal, lugar de examen y por el número de componentes.</text:p>
      <text:p text:style-name="P7">• Al margen de esto, un alumno puede haber pertenecido a algún grupo de investigación del que haya surgido la idea del T.F.C. Dichos grupos se identifican por un número de grupo, su nombre y por su número de componentes. Un alumno no puede pertenecer a más de un grupo y no es de interés saber si el grupo tiene algo que ver o no con el T.F.C. del alumno; sí siendo de interés la fecha de incorporación a dicho grupo.</text:p>
      <text:p text:style-name="P7"><text:line-break/>• Por otra parte, un profesor, al margen de dirigir el T.F.C. de algunos alumnos, puede haber colaborado con otros en la realización de dicho T.F.C. pero siendo otro profesor el que lo dirige. En este caso, sólo es interesante conocer qué profesor ha ayudado a qué alumno (a un alumno le pueden ayudar varios profesores). </text:p>
      <text:p text:style-name="P6"/>
      <text:p text:style-name="P12">EJERCICIO 3.- MULTIPROPIEDAD</text:p>
      <text:p text:style-name="P9"/>
      <text:p text:style-name="P9">La empresa BeachTourInTheMorning desea crear una base de datos para controlar varios cientos de apartamentos que tiene distribuidos por diferentes zonas turísticas mundiales.</text:p>
      <text:p text:style-name="P9"/>
      <text:p text:style-name="P9">Estos apartamentos poseen el régimen de reserva en "tiempo compartido". El sistema funciona de la siguiente manera: Los apartamentos se encuentran distribuidos por diferentes inmuebles en diferentes zonas turísticas, por tanto en un mismo inmueble de una misma zona turística pueden existir varios apartamentos.</text:p>
      <text:p text:style-name="P9"/>
      <text:p text:style-name="P9">Las zonas turísticas deben poseer información de la temperatura media por meses, pluviometría por meses y humedad media anual.</text:p>
      <text:p text:style-name="P9"/>
      <text:p text:style-name="P9">Para poder entrar en el sistema de reserva un propietario puede comprar una o varias participaciones en apartamentos. De los propietarios debemos mantener NIF, Nombre, Apellidos, Dirección y Teléfono. Las participaciones de un propietario en un apartamento concreto pueden ser por diferentes importes y habrá que guardar su fecha de compra</text:p>
      <text:p text:style-name="P9"/>
      <text:p text:style-name="P9">Existen 4 temporadas programadas por la empresa en las cuales se pueden reservar los distintos apartamentos de los que se tengan participaciones.</text:p>
      <text:p text:style-name="P9"/>
      <text:p text:style-name="P9">Los propietarios tienen derecho a reservar distintos apartamentos en diferentes zonas turísticas con la única salvedad que en una misma temporada sólo pueden reservar en la misma zona un apartamento. En la reserva se deberá llevar la fecha de la reserva, fecha de llegada y el número de días de la reserva. </text:p>
      <text:p text:style-name="P9"/>
      <text:p text:style-name="P14">EJERCICIO 4.- GESTIÓN DE EXÁMENES</text:p>
      <text:p text:style-name="P8"><text:line-break/>Los profesores de la asignatura de Bases de Datos de una Escuela Universitaria deciden crear una base de datos que contenga la información de los resultados de las pruebas realizadas a los alumnos. Para realizar el diseño se sabe que:</text:p>
      <text:p text:style-name="P8"><text:line-break/>• Los alumnos están definidos por su n° de matrícula, nombre y el grupo al que asisten a clase. <text:line-break/><text:line-break/>• Dichos alumnos realizan dos tipos de pruebas a lo largo del curso académico: </text:p>
      <text:p text:style-name="P10">1. Exámenes escritos: cada alumno realiza varios a lo largo del curso, y se definen por el n° de examen, el n° de preguntas de que consta y la fecha de realización (la misma para todos los alumnos que realizan el mismo examen). Evidentemente, es importante almacenar la nota de cada alumno por examen. </text:p>
      <text:p text:style-name="P11">2. Prácticas: se realiza un n° indeterminado de ellas durante el curso académico, algunas serán en grupo y otras individuales. Se definen por un código de práctica, título y el grado de dificultad. En este caso los alumnos pueden examinarse de cualquier práctica cuando lo deseen, debiéndose almacenar la fecha y nota obtenida.</text:p>
      <text:p text:style-name="P11">La nota de la asignatura se calcula realizando una media ponderada de las notas de exámenes y prácticas.</text:p>
      <text:p text:style-name="P6"><text:line-break/>• En cuanto a los profesores, únicamente interesa conocer (además de sus datos personales: DNI y nombre) quien es el qué ha diseñado <text:span text:style-name="T2">inicialmente</text:span> cada práctica <text:span text:style-name="T2">y quienes han ido modificando dicho diseño posteriormente </text:span>, sabiendo que un profesor puede diseñar más de una práctica. Interesa, además, la fecha en que ha sido diseñada <text:span text:style-name="T2">o modificada</text:span> cada práctica por el profesor correspondiente. </text:p>
      <text:p text:style-name="P1"/>
      <text:p text:style-name="P1"/>
      <text:p text:style-name="P2">EJERCICIO 5.- AUDITORÍO</text:p>
      <text:p text:style-name="P1"/>
      <text:p text:style-name="P3">El Auditorio Municipal Alfredo Kraus desea crear un sistema de reservas, para lo cual es necesario en primer lugar, crear una base de datos que almacene toda la información de los conciertos que organiza. Los conciertos se organizan por temporadas. Cada año consta de tres temporadas: Verano, Otoño/Invierno y Primavera.</text:p>
      <text:p text:style-name="P3"/>
      <text:p text:style-name="P3">Cada concierto sólo puede pertenecer a una única temporada y se celebrará en una fecha determinada a una hora determinada. También hay que almacenar el título del concierto y su duración aproximada.</text:p>
      <text:p text:style-name="P3"/>
      <text:p text:style-name="P3">En los conciertos intervienen uno o varios intérpretes que pueden ser de tres tipos: músicos con carácter individual, grupos (dúos, tríos, cuartetos,...) o bien orquestas. </text:p>
      <text:p text:style-name="P3"/>
      <text:p text:style-name="P4">En el caso de músicos individuales, interesa almacenar el instrumento que toca, su nombre y un breve curriculum. Para grupos hay que indicar si son dúos, tríos, cuartetos, etc., el nombre del grupo y un curriculum del grupo. Además interesa el nombre de cada uno de sus componentes (músicos) así como el instrumento que tocan. En este sentido es importante tener en cuenta que todos los músicos que pertenecen a un grupo deben considerarse también músicos individuales. Sin embargo, no todos los músicos "individuales" tienen porqué pertenecer a grupos. Finalmente, en el caso de orquestas sólo interesa saber el nombre de la orquesta, el número de músicos que lo componen, el nombre del director y un curriculum de dicha orquesta.</text:p>
      <text:p text:style-name="P4"/>
      <text:p text:style-name="P4"><text:span text:style-name="T2">El curriculum de un músico individual incluirá sus periodos de formación y sus principales actuaciones. El de grupos y orquestas únicamente sus actuaciones más importantes.</text:span></text:p>
      <text:p text:style-name="P3"/>
      <text:p text:style-name="P3">Cada concierto consta de un programa, formado por las piezas musicales de determinados autores. <text:span text:style-name="T2">Se desea poder imprimir los programas para repartirlos al público.</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0T10:41:47.073174137</meta:creation-date>
    <dc:date>2018-10-30T11:02:47.625620539</dc:date>
    <meta:editing-duration>PT8M32S</meta:editing-duration>
    <meta:editing-cycles>1</meta:editing-cycles>
    <meta:document-statistic meta:table-count="0" meta:image-count="0" meta:object-count="0" meta:page-count="5" meta:paragraph-count="40" meta:word-count="1436" meta:character-count="8712" meta:non-whitespace-character-count="7289"/>
    <meta:generator>LibreOffice/5.2.7.2$Linux_X86_64 LibreOffice_project/20m0$Build-2</meta:generator>
  </office:meta>
</office:document-meta>
</file>